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2.1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DirectionsRenderer class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office:value-type="string" table:number-columns-spanned="3" table:number-rows-spanned="1">
            <text:p>Renders directions retrieved in the form of a <text:a xlink:href="../DirectionsResult%20object.ods">DirectionsResult</text:a> object retrieved from the <text:a xlink:href="../DirectionsService%20class.ods">DirectionsService</text:a>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office:value-type="string">
            <text:p>This class extends <text:a xlink:href="../MVCObject%20class.ods">MVCObject</text:a>.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onstructor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5">
          <table:table-cell office:value-type="string">
            <text:p>DirectionsRenderer(opts?:<text:a xlink:href="../DirectionsRendererOptions%20object.ods">DirectionsRendererOptions</text:a>)</text:p>
          </table:table-cell>
          <table:table-cell office:value-type="string" table:number-columns-spanned="2" table:number-rows-spanned="1">
            <text:p>Creates the renderer with the given options. Directions can be rendered on a map (as visual overlays) or additionally on a &lt;div&gt; panel (as textual instructions).</text:p>
          </table:table-cell>
          <table:covered-table-cell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Methods</text:p>
          </table:table-cell>
          <table:table-cell table:style-name="ce3" office:value-type="string">
            <text:p>Return Value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getDirections()</text:p>
          </table:table-cell>
          <table:table-cell office:value-type="string">
            <text:p><text:a xlink:href="../DirectionsResult%20object.ods">DirectionsResult</text:a></text:p>
          </table:table-cell>
          <table:table-cell office:value-type="string">
            <text:p>Returns the renderer's current set of directions.</text:p>
          </table:table-cell>
        </table:table-row>
        <table:table-row table:style-name="ro3">
          <table:table-cell office:value-type="string">
            <text:p>getMap()</text:p>
          </table:table-cell>
          <table:table-cell office:value-type="string">
            <text:p><text:a xlink:href="../Map%20class.ods">Map</text:a></text:p>
          </table:table-cell>
          <table:table-cell office:value-type="string">
            <text:p>Returns the map on which the DirectionsResult is rendered.</text:p>
          </table:table-cell>
        </table:table-row>
        <table:table-row table:style-name="ro3">
          <table:table-cell office:value-type="string">
            <text:p>getPanel()</text:p>
          </table:table-cell>
          <table:table-cell office:value-type="string">
            <text:p>Node</text:p>
          </table:table-cell>
          <table:table-cell office:value-type="string">
            <text:p>Returns the panel &lt;div&gt; in which the DirectionsResult is rendered.</text:p>
          </table:table-cell>
        </table:table-row>
        <table:table-row table:style-name="ro3">
          <table:table-cell office:value-type="string">
            <text:p>getRouteIndex()</text:p>
          </table:table-cell>
          <table:table-cell office:value-type="string">
            <text:p>number</text:p>
          </table:table-cell>
          <table:table-cell office:value-type="string">
            <text:p>Returns the current (zero-based) route index in use by this DirectionsRenderer object.</text:p>
          </table:table-cell>
        </table:table-row>
        <table:table-row table:style-name="ro5">
          <table:table-cell office:value-type="string">
            <text:p>setDirections(directions:<text:a xlink:href="../DirectionsResult%20object.ods">DirectionsResult</text:a>)</text:p>
          </table:table-cell>
          <table:table-cell office:value-type="string">
            <text:p>None</text:p>
          </table:table-cell>
          <table:table-cell office:value-type="string">
            <text:p>Set the renderer to use the result from the DirectionsService. Setting a valid set of directions in this manner will display the directions on the renderer's designated map and panel.</text:p>
          </table:table-cell>
        </table:table-row>
        <table:table-row table:style-name="ro3">
          <table:table-cell office:value-type="string">
            <text:p>setMap(map:<text:a xlink:href="../Map%20class.ods">Map</text:a>)</text:p>
          </table:table-cell>
          <table:table-cell office:value-type="string">
            <text:p>None</text:p>
          </table:table-cell>
          <table:table-cell office:value-type="string">
            <text:p>This method specifies the map on which directions will be rendered. Pass null to remove the directions from the map.</text:p>
          </table:table-cell>
        </table:table-row>
        <table:table-row table:style-name="ro5">
          <table:table-cell office:value-type="string">
            <text:p>setOptions(options:<text:a xlink:href="../DirectionsRendererOptions%20object.ods">DirectionsRendererOptions</text:a>)</text:p>
          </table:table-cell>
          <table:table-cell office:value-type="string">
            <text:p>None</text:p>
          </table:table-cell>
          <table:table-cell office:value-type="string">
            <text:p>Change the options settings of this DirectionsRenderer after initialization.</text:p>
          </table:table-cell>
        </table:table-row>
        <table:table-row table:style-name="ro3">
          <table:table-cell office:value-type="string">
            <text:p>setPanel(panel:Node)</text:p>
          </table:table-cell>
          <table:table-cell office:value-type="string">
            <text:p>None</text:p>
          </table:table-cell>
          <table:table-cell office:value-type="string">
            <text:p>This method renders the directions in a &lt;div&gt;. Pass null to remove the content from the panel.</text:p>
          </table:table-cell>
        </table:table-row>
        <table:table-row table:style-name="ro3">
          <table:table-cell office:value-type="string">
            <text:p>setRouteIndex(routeIndex:number)</text:p>
          </table:table-cell>
          <table:table-cell office:value-type="string">
            <text:p>None</text:p>
          </table:table-cell>
          <table:table-cell office:value-type="string">
            <text:p>Set the (zero-based) index of the route in the DirectionsResult object to render. By default, the first route in the array will be rendered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Ev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vents</text:p>
          </table:table-cell>
          <table:table-cell table:style-name="ce3" office:value-type="string">
            <text:p>Arguments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directions_changed</text:p>
          </table:table-cell>
          <table:table-cell office:value-type="string">
            <text:p>None</text:p>
          </table:table-cell>
          <table:table-cell office:value-type="string">
            <text:p>This event is fired when the rendered directions change, either when a new DirectionsResult is set or when the user finishes dragging a change to the directions path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4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0:42:21.88</meta:creation-date>
    <dc:date>2012-07-17T11:49:31.34</dc:date>
    <meta:editing-duration>PT1H7M8S</meta:editing-duration>
    <meta:editing-cycles>3</meta:editing-cycles>
    <meta:generator>OpenOffice.org/3.3$Win32 OpenOffice.org_project/330m20$Build-9567</meta:generator>
    <meta:document-statistic meta:table-count="3" meta:cell-count="46" meta:object-count="0"/>
  </office:meta>
</office:document-meta>
</file>